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fccf" officeooo:paragraph-rsid="0014f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guys, here is what I have.</text:p>
      <text:p text:style-name="P1">If you compile the frame3.java it should show you what I have for now. </text:p>
      <text:p text:style-name="P1">Sorry it is not as advanced as I’d like it to be.</text:p>
      <text:p text:style-name="P1"/>
      <text:p text:style-name="P1">I used GridLayout for the first panel and it seems to be doing the trick pretty easily.</text:p>
      <text:p text:style-name="P1">I used GridBagLayout for the second panel in hope of having a better control over cell sizes but I am still figuring things out (for now how to align the buttons on the top border).</text:p>
      <text:p text:style-name="P1">If you look in frame there is a third panel defined that we could use (would be located at SOUTH) but I don’t think we’ll need it so it can be easily deleted.</text:p>
      <text:p text:style-name="P1">Hope it is going well for you but attaching functions to the GUI will hopefully not be too much of a problem once the GUI is do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0:07:42.730781000</meta:creation-date>
    <dc:date>2016-10-02T20:13:06.934616000</dc:date>
    <meta:editing-duration>PT5M24S</meta:editing-duration>
    <meta:editing-cycles>1</meta:editing-cycles>
    <meta:document-statistic meta:table-count="0" meta:image-count="0" meta:object-count="0" meta:page-count="1" meta:paragraph-count="7" meta:word-count="145" meta:character-count="706" meta:non-whitespace-character-count="567"/>
    <meta:generator>LibreOffice/5.2.1.2$MacOSX_X86_64 LibreOffice_project/31dd62db80d4e60af04904455ec9c9219178d620</meta:generator>
  </office:meta>
</office:document-meta>
</file>